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2b78a1" style:font-size-asian="11pt" style:font-size-complex="11pt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d8b8a" style:font-style-asian="normal" style:font-style-complex="normal"/>
    </style:style>
    <style:style style:name="T62" style:family="text">
      <style:text-properties fo:font-style="normal" officeooo:rsid="042e83e9" style:font-style-asian="normal" style:font-style-complex="normal"/>
    </style:style>
    <style:style style:name="T63" style:family="text">
      <style:text-properties officeooo:rsid="000a14f6"/>
    </style:style>
    <style:style style:name="T64" style:family="text">
      <style:text-properties officeooo:rsid="005714b7"/>
    </style:style>
    <style:style style:name="T65" style:family="text">
      <style:text-properties officeooo:rsid="00880dbe"/>
    </style:style>
    <style:style style:name="T66" style:family="text">
      <style:text-properties officeooo:rsid="007c6d62"/>
    </style:style>
    <style:style style:name="T67" style:family="text">
      <style:text-properties officeooo:rsid="01c4f176"/>
    </style:style>
    <style:style style:name="T68" style:family="text">
      <style:text-properties officeooo:rsid="03b4652d"/>
    </style:style>
    <style:style style:name="T69" style:family="text">
      <style:text-properties officeooo:rsid="0473a949"/>
    </style:style>
    <style:style style:name="T70" style:family="text">
      <style:text-properties officeooo:rsid="0387836c"/>
    </style:style>
    <style:style style:name="T71" style:family="text">
      <style:text-properties officeooo:rsid="023c6ef8"/>
    </style:style>
    <style:style style:name="T72" style:family="text">
      <style:text-properties officeooo:rsid="023d86f1"/>
    </style:style>
    <style:style style:name="T73" style:family="text">
      <style:text-properties officeooo:rsid="02f83ef8"/>
    </style:style>
    <style:style style:name="T74" style:family="text">
      <style:text-properties officeooo:rsid="030feb5b"/>
    </style:style>
    <style:style style:name="T75" style:family="text">
      <style:text-properties officeooo:rsid="03106751"/>
    </style:style>
    <style:style style:name="T76" style:family="text">
      <style:text-properties officeooo:rsid="0303035b"/>
    </style:style>
    <style:style style:name="T77" style:family="text">
      <style:text-properties officeooo:rsid="01dff054"/>
    </style:style>
    <style:style style:name="T78" style:family="text">
      <style:text-properties officeooo:rsid="03ea566d"/>
    </style:style>
    <style:style style:name="T79" style:family="text">
      <style:text-properties officeooo:rsid="03ed31da"/>
    </style:style>
    <style:style style:name="T80" style:family="text">
      <style:text-properties officeooo:rsid="03fa8068"/>
    </style:style>
    <style:style style:name="T81" style:family="text">
      <style:text-properties officeooo:rsid="03fcb8c3"/>
    </style:style>
    <style:style style:name="T82" style:family="text">
      <style:text-properties officeooo:rsid="03ff0da3"/>
    </style:style>
    <style:style style:name="T83" style:family="text">
      <style:text-properties officeooo:rsid="04084c6f"/>
    </style:style>
    <style:style style:name="T84" style:family="text">
      <style:text-properties officeooo:rsid="040e98cf"/>
    </style:style>
    <style:style style:name="T85" style:family="text">
      <style:text-properties officeooo:rsid="0417ef4b"/>
    </style:style>
    <style:style style:name="T86" style:family="text">
      <style:text-properties officeooo:rsid="041d8615"/>
    </style:style>
    <style:style style:name="T87" style:family="text">
      <style:text-properties officeooo:rsid="041ffa80"/>
    </style:style>
    <style:style style:name="T88" style:family="text">
      <style:text-properties officeooo:rsid="0421e741"/>
    </style:style>
    <style:style style:name="T89" style:family="text">
      <style:text-properties officeooo:rsid="04260fb7"/>
    </style:style>
    <style:style style:name="T90" style:family="text">
      <style:text-properties officeooo:rsid="042b89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67">Esser-</text:span>Skala, 20<text:span text:style-name="T75">20</text:span></text:p>
      <text:p text:style-name="P14"/>
      <text:p text:style-name="P14"/>
      <text:p text:style-name="P9">© 20<text:span text:style-name="T75">20</text:span> by Wolfgang <text:span text:style-name="T67">Esser-</text:span>Skala. This edition is licensed under the Creative Commons Attribution<text:span text:style-name="T65">-NonCommercial-ShareAlike</text:span> 4.0 International License. To view a copy of this license, visit http://creativecommons.org/licenses/by<text:span text:style-name="T66">-nc-sa</text:span>/4.0/. </text:p>
      <text:p text:style-name="P8"/>
      <text:p text:style-name="P10">Music engraving by LilyPond 2.18.0 (http://www.lilypond.org).<text:span text:style-name="T64"><text:line-break/>Front matter</text:span> typeset with EB Garamond (http://www.georgduffner.at/ebgaramond).</text:p>
      <text:p text:style-name="P14"/>
      <text:p text:style-name="P7">First <text:span text:style-name="T67">version</text:span>, <text:span text:style-name="T75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7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1">https://digital.staatsbibliothek-berlin.de/werkansicht/?PPN=PPN798409592<text:line-break/><text:tab/></text:span>(siglum<text:span text:style-name="T69"> </text:span>Mus.<text:span text:style-name="T71">ms. 18710</text:span>)</text:p>
      <text:p text:style-name="P2"/>
      <text:p text:style-name="P33">In general, this edition closely follows the <text:span text:style-name="T70">manuscript. </text:span>Any<text:span text:style-name="T73"> </text:span>changes <text:span text:style-name="T6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76">A, alto; B, basso; Ev, Evengelist; </text:span>Ms, manuscript;<text:span text:style-name="T71"> </text:span>org, organ; <text:span text:style-name="T77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43"><text:line-break/>13<text:tab/>16<text:tab/>org<text:tab/>2nd half note in Ms: g2</text:span><text:span text:style-name="T56"><text:line-break/>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2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4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68">Esser-</text:span>Skala</text:p>
      <text:p text:style-name="P12"><text:soft-page-break/></text:p>
      <text:p text:style-name="P12"/>
      <text:p text:style-name="P13"/>
      <text:p text:style-name="P19"><text:line-break/><text:span text:style-name="T78">C O N T E N T S</text:span></text:p>
      <text:p text:style-name="P16"/>
      <text:p text:style-name="P11"/>
      <text:p text:style-name="P21">1<text:tab/><text:span text:style-name="T78">Coro</text:span>: <text:tab/><text:span text:style-name="T78">Beſpiegelt euch in Jeſu Leiden<text:tab/>1</text:span><text:line-break/><text:line-break/><text:span text:style-name="T72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2"><text:span text:style-name="T79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2"/>
      <text:p text:style-name="P22"/>
      <text:p text:style-name="P23"><text:span text:style-name="T80">3</text:span><text:tab/>Recitativo:<text:tab/>Und Jeſus ging hinau<text:span text:style-name="T81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3"/>
      <text:p text:style-name="P23"/>
      <text:p text:style-name="P24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4"/>
      <text:p text:style-name="P24"/>
      <text:p text:style-name="P25"><text:span text:style-name="T82">5</text:span><text:tab/>Recitativo:<text:tab/>Und als <text:span text:style-name="T87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Evangeliſt<text:span text:style-name="T5"><text:tab/>Und </text:span><text:span text:style-name="T48">E</text:span><text:span text:style-name="T5">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5"/>
      <text:p text:style-name="P25"/>
      <text:p text:style-name="P26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6"/>
      <text:p text:style-name="P26"/>
      <text:p text:style-name="P27">7<text:tab/>Recitativo:<text:tab/>Und es kam, daß <text:span text:style-name="T88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7"/>
      <text:p text:style-name="P27"/>
      <text:p text:style-name="P27">8<text:tab/>Aria:<text:tab/>Wie quälet ſich das höchſte Guth<text:tab/>1<text:span text:style-name="T5"><text:line-break/><text:line-break/></text:span><text:span text:style-name="T83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7"/>
      <text:p text:style-name="P27"/>
      <text:p text:style-name="P28"><text:span text:style-name="T83">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pan text:style-name="T84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84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8"/>
      <text:p text:style-name="P28"/>
      <text:p text:style-name="P29"><text:span text:style-name="T84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29"/>
      <text:p text:style-name="P29"/>
      <text:p text:style-name="P30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85">Jeſus</text:span><text:span text:style-name="T42"><text:tab/>Laßet ſie doch ſo ferne machen.<text:line-break/><text:line-break/></text:span><text:span text:style-name="T85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0"/>
      <text:p text:style-name="P30"/>
      <text:p text:style-name="P31"><text:span text:style-name="T85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1"/>
      <text:p text:style-name="P31"/>
      <text:p text:style-name="P32"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86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86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text:tab/>Da ſahe ihn eine Magd ſitzen bey dem Licht<text:line-break/><text:tab/>und ſahe </text:span><text:span text:style-name="T55">eben</text:span><text:span text:style-name="T54"> auf ihn und ſprach zu ihm:<text:line-break/></text:span><text:soft-page-break/><text:span text:style-name="T89">Magd I</text:span><text:span text:style-name="T54"><text:tab/>Dieſer Jünger war auch mit Ihm.<text:line-break/><text:line-break/></text:span><text:span text:style-name="T89">Evageliſt</text:span><text:span text:style-name="T54"><text:tab/> Er aber verleugnete Ihn und ſprach:<text:line-break/><text:line-break/></text:span><text:span text:style-name="T89">Petrus</text:span><text:span text:style-name="T54"><text:tab/>Weib, ich kenne Sein nicht.</text:span></text:p>
      <text:p text:style-name="P32"/>
      <text:p text:style-name="P32"/>
      <text:p text:style-name="P34"><text:span text:style-name="T89">1</text:span>4<text:tab/>Aria:<text:tab/>Gepr<text:span text:style-name="T90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text:span text:style-name="T5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3T21:35:16.553261908</dc:date>
    <dc:creator>Wolfgang Skala</dc:creator>
    <meta:editing-duration>P10DT6H59M30S</meta:editing-duration>
    <meta:editing-cycles>954</meta:editing-cycles>
    <meta:generator>LibreOffice/4.2.8.2$Linux_X86_64 LibreOffice_project/420m0$Build-2</meta:generator>
    <meta:document-statistic meta:table-count="0" meta:image-count="1" meta:object-count="0" meta:page-count="7" meta:paragraph-count="26" meta:word-count="1189" meta:character-count="6877" meta:non-whitespace-character-count="5572"/>
  </office:meta>
</office:document-meta>
</file>